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bb9a5" officeooo:paragraph-rsid="000bb9a5"/>
    </style:style>
    <style:style style:name="P2" style:family="paragraph" style:parent-style-name="Standard">
      <style:text-properties style:font-name="Arial1" style:text-underline-style="solid" style:text-underline-width="auto" style:text-underline-color="font-color" officeooo:rsid="000bb9a5" officeooo:paragraph-rsid="000bb9a5"/>
    </style:style>
    <style:style style:name="P3" style:family="paragraph" style:parent-style-name="Standard">
      <style:text-properties style:font-name="Arial1" fo:font-weight="normal" officeooo:rsid="000f37dd" officeooo:paragraph-rsid="000f37dd" style:font-weight-asian="normal" style:font-weight-complex="normal"/>
    </style:style>
    <style:style style:name="P4" style:family="paragraph" style:parent-style-name="Standard">
      <style:text-properties style:font-name="Arial1" officeooo:rsid="000f37dd" officeooo:paragraph-rsid="000bb9a5"/>
    </style:style>
    <style:style style:name="P5" style:family="paragraph" style:parent-style-name="Standard">
      <style:text-properties style:font-name="Arial1" officeooo:rsid="000f37dd" officeooo:paragraph-rsid="000f37dd"/>
    </style:style>
    <style:style style:name="P6" style:family="paragraph" style:parent-style-name="Standard">
      <style:text-properties style:font-name="Arial1" officeooo:rsid="000f6854" officeooo:paragraph-rsid="000f68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-asian="NSimSun" style:font-name-complex="Lucida Sans"/>
    </style:style>
    <style:style style:name="T5" style:family="text">
      <style:text-properties officeooo:rsid="000f68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Broccoli Beef</text:span></text:p>
      <text:p text:style-name="P1"><text:tab/></text:p>
      <text:p text:style-name="P1"/>
      <text:p text:style-name="P1"><text:span text:style-name="T2">Amount</text:span><text:tab/><text:tab/><text:span text:style-name="T2">Ingredient</text:span></text:p>
      <text:p text:style-name="P5">2 crowns<text:tab/><text:tab/>Broccoli, cut into bite size pieces</text:p>
      <text:p text:style-name="P5">1 lb<text:tab/><text:tab/><text:tab/>Beef, cut into bite size pieces</text:p>
      <text:p text:style-name="P5">2 clove<text:tab/><text:tab/>Garlic, minced</text:p>
      <text:p text:style-name="P5">1 toe<text:tab/><text:tab/><text:tab/>Ginger, minced</text:p>
      <text:p text:style-name="P5">2<text:tab/><text:tab/><text:tab/>Green Onions, minced</text:p>
      <text:p text:style-name="P5"/>
      <text:p text:style-name="P5">2 tbsp<text:tab/><text:tab/><text:tab/>Water</text:p>
      <text:p text:style-name="P5">1 tbsp<text:tab/><text:tab/><text:tab/>Soy Sauce</text:p>
      <text:p text:style-name="P5">1 tbsp<text:tab/><text:tab/><text:tab/>Rice Vinegar</text:p>
      <text:p text:style-name="P5">2 tbsp<text:tab/><text:tab/><text:tab/>Cornstarch</text:p>
      <text:p text:style-name="P5"/>
      <text:p text:style-name="P5">¼ cup<text:tab/><text:tab/><text:tab/>Water</text:p>
      <text:p text:style-name="P5"><text:span text:style-name="T3">⅓</text:span><text:span text:style-name="T4"> cup<text:tab/><text:tab/><text:tab/>Oyster Sauce</text:span></text:p>
      <text:p text:style-name="P5"><text:span text:style-name="T4">2 tsp<text:tab/><text:tab/><text:tab/>Sesame Oil</text:span></text:p>
      <text:p text:style-name="P5"><text:span text:style-name="T4">½ tbsp<text:tab/><text:tab/>Soy Sauce</text:span></text:p>
      <text:p text:style-name="P5"><text:span text:style-name="T4">1 tbsp<text:tab/><text:tab/><text:tab/>Brown Sugar</text:span></text:p>
      <text:p text:style-name="P1"/>
      <text:p text:style-name="P2">Cooking Instructions:</text:p>
      <text:p text:style-name="P4"/>
      <text:p text:style-name="P5">Combine 2tbsp water thru cornstarch in a bowl, add beef and marinade for 30 to 60 minutes</text:p>
      <text:p text:style-name="P5">Combine ¼ cup water thru brown sugar and set aside</text:p>
      <text:p text:style-name="P5">Blanch and shock broccoli by dropping in salted boiling water, boil<text:span text:style-name="T5">ing</text:span> for 2 minutes, strain<text:span text:style-name="T5">ing</text:span>, and dropping in ice water, strain before use</text:p>
      <text:p text:style-name="P5"><text:span text:style-name="T5">T</text:span>he garlic, ginger, and green onions should be diced to the same size and mixed to achieve a balanced smell, use more of any aromatic as needed for this</text:p>
      <text:p text:style-name="P5"/>
      <text:p text:style-name="P5">Heat oil in wok and toss 1 tsp of aromatic blend until fragrant</text:p>
      <text:p text:style-name="P5">Add meat and stir-fry until just about done</text:p>
      <text:p text:style-name="P5">Remove meat to a bowl</text:p>
      <text:p text:style-name="P5">Add more oil and another <text:span text:style-name="T5">½</text:span> tsp aromatic blend</text:p>
      <text:p text:style-name="P5">Add broccoli and stir-fry until tender</text:p>
      <text:p text:style-name="P5">Add meat back in and <text:span text:style-name="T5">Oyster Sauce Mix, toss to coat</text:span></text:p>
      <text:p text:style-name="P6">Serve over Rice</text:p>
      <text:p text:style-name="P6"/>
      <text:p text:style-name="P6">Also good with Asparag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4:12:09.043000000</meta:creation-date>
    <meta:editing-duration>PT4M58S</meta:editing-duration>
    <meta:editing-cycles>2</meta:editing-cycles>
    <meta:generator>LibreOffice/6.1.4.2$Windows_X86_64 LibreOffice_project/9d0f32d1f0b509096fd65e0d4bec26ddd1938fd3</meta:generator>
    <meta:print-date>2019-10-18T14:29:08.461000000</meta:print-date>
    <dc:date>2019-10-18T14:44:16.272000000</dc:date>
    <meta:document-statistic meta:table-count="0" meta:image-count="0" meta:object-count="0" meta:page-count="1" meta:paragraph-count="30" meta:word-count="205" meta:character-count="1097" meta:non-whitespace-character-count="894"/>
  </office:meta>
</office:document-meta>
</file>